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ic for Applications</text:p>
      <text:p text:style-name="P1">p 165: 1<text:line-break/>p 171: 1, 3, 5(abcdef), 8(abc), 10</text:p>
      <text:p text:style-name="P1"/>
      <text:p text:style-name="P4">Ch 1</text:p>
      <text:p text:style-name="P4">1.</text:p>
      <text:p text:style-name="P2">Using induction:</text:p>
      <text:p text:style-name="P2">Basis: if G' = {~l) and C' = {l} then D' = {}, which corresponds to D as desired</text:p>
      <text:p text:style-name="P2">Inductive hypothesis: assume D and D' correspond for all G' and C' with literals &lt;= n</text:p>
      <text:p text:style-name="P2"/>
      <text:p text:style-name="P2">Suppose our goal clause G' has n+1 literals, with the n+1st literal x resolving against some literal y in C'. We would then get D' = G' U C' - (n+1 U l), which corresponds to D by the IH. Suppose instead that C' has n+1 literals -- we would then use the same reasoning to find the correspondence between D and D'. Last, suppose that both G' and C' have n+1 literals. In this case, we can still use the IH. </text:p>
      <text:p text:style-name="P2"/>
      <text:p text:style-name="P2">This proof is pretty awful, I know, but I'm running out of time in the quarter and will try to return to it later to do a better job.</text:p>
      <text:p text:style-name="P2"/>
      <text:p text:style-name="P4">Ch 2</text:p>
      <text:p text:style-name="P4">1</text:p>
      <text:p text:style-name="P2">Using an indentation tree:</text:p>
      <text:p text:style-name="P2">~eq(c,a)</text:p>
      <text:p text:style-name="P2">Path 1:</text:p>
      <text:p text:style-name="P2"><text:tab/>~eq(c,a)</text:p>
      <text:p text:style-name="P2"><text:tab/>Path 1.1:</text:p>
      <text:p text:style-name="P2"><text:tab/><text:tab/>~eq(c,Y)</text:p>
      <text:p text:style-name="P2"><text:tab/><text:tab/><text:tab/>failure</text:p>
      <text:p text:style-name="P2"><text:tab/><text:tab/>~eq(Y,a)</text:p>
      <text:p text:style-name="P2"><text:tab/><text:tab/><text:tab/>failure</text:p>
      <text:p text:style-name="P2"><text:tab/>failure</text:p>
      <text:p text:style-name="P2">Path 2:</text:p>
      <text:p text:style-name="P2"><text:tab/>~eq(a,c)</text:p>
      <text:p text:style-name="P2"><text:tab/><text:tab/>~eq(a,Y)</text:p>
      <text:p text:style-name="P2"><text:tab/><text:tab/><text:tab/>~eq(a,b)</text:p>
      <text:p text:style-name="P2"><text:tab/><text:tab/>~eq(b,c)</text:p>
      <text:p text:style-name="P2"><text:tab/><text:tab/>box!</text:p>
      <text:p text:style-name="P4"/>
      <text:p text:style-name="P4">3</text:p>
      <text:p text:style-name="P2">Goal: ~p(X,Y)</text:p>
      <text:p text:style-name="P2">Path 1:</text:p>
      <text:p text:style-name="P2"><text:tab/>~q(X,Y)</text:p>
      <text:p text:style-name="P2"><text:tab/><text:tab/>~q(a,b)</text:p>
      <text:p text:style-name="P2"><text:tab/>~p(b,Z)</text:p>
      <text:p text:style-name="P2"><text:tab/><text:tab/>~q(b,Y)<text:line-break/><text:tab/><text:tab/>failure</text:p>
      <text:p text:style-name="P2"><text:tab/>Path 1.2:</text:p>
      <text:p text:style-name="P2"><text:tab/>~p(b,b) box! (X/a, Y/b)<text:tab/><text:tab/></text:p>
      <text:p text:style-name="P4"><text:soft-page-break/>5</text:p>
      <text:p text:style-name="P4">a</text:p>
      <text:p text:style-name="P2">second_element(X,[_,X|_]).</text:p>
      <text:p text:style-name="P4">b</text:p>
      <text:p text:style-name="P2">substitute_for_second_element(Y,[X|Xs],[X,Y|Xs]).</text:p>
      <text:p text:style-name="P4">c</text:p>
      <text:p text:style-name="P2">switch([X|Xs], [L,Zs]) :- get_last(L,Ls,Xs), append(Ls, [X], Zs).</text:p>
      <text:p text:style-name="P2"><text:s text:c="4"/></text:p>
      <text:p text:style-name="P2"><text:s/>% first param = the last item</text:p>
      <text:p text:style-name="P2"><text:s/>% second param = given list without the last item</text:p>
      <text:p text:style-name="P2"><text:s/>% third param = given list </text:p>
      <text:p text:style-name="P2">get_last(L,[],[L]).</text:p>
      <text:p text:style-name="P2">get_last(L,[_|Xs],[_|Ys]) :- get_last(L,Xs,Ys). </text:p>
      <text:p text:style-name="P4">d</text:p>
      <text:p text:style-name="P2">?- second_element(b,[a,[b,c],d,e]).</text:p>
      <text:p text:style-name="P2">false.</text:p>
      <text:p text:style-name="P2">?- second_element(b,[a,b,c]).</text:p>
      <text:p text:style-name="P2">true.</text:p>
      <text:p text:style-name="P2">?- second_element([b,c],[a,[b,c],d,e]).</text:p>
      <text:p text:style-name="P2">true.</text:p>
      <text:p text:style-name="P2">?- substitute_for_second_element([a,[b,c],d],[a,b,c],[a,[b,c],d]).</text:p>
      <text:p text:style-name="P2">false.</text:p>
      <text:p text:style-name="P2">?- switch([a,b,c],[a,c,b]).</text:p>
      <text:p text:style-name="P2">false.</text:p>
      <text:p text:style-name="P2">?- switch([a,b,c],[c,b,a]).</text:p>
      <text:p text:style-name="P2">true .</text:p>
      <text:p text:style-name="P4">e</text:p>
      <text:p text:style-name="P2">?- second_element(Z,[a,[b,c],d,e]).</text:p>
      <text:p text:style-name="P2">Z = [b, c].</text:p>
      <text:p text:style-name="P2">?- second_element(Z,[a,b,c]).</text:p>
      <text:p text:style-name="P2">Z = b.</text:p>
      <text:p text:style-name="P2">?- substitute_for_second_element([a,[b,c],d],[a,b,c],Z).</text:p>
      <text:p text:style-name="P2">Z = [a, [a, [b, c], d], c].</text:p>
      <text:p text:style-name="P2">?- substitute_for_second_element(b,[a,[a,[b,c],d],c],Z).</text:p>
      <text:p text:style-name="P2">Z = [a, b, c].</text:p>
      <text:p text:style-name="P2">?- switch([a,b,c],Z).</text:p>
      <text:p text:style-name="P2">Z = [c, b, a] .</text:p>
      <text:p text:style-name="P2">?- switch([c,b,a],Z).</text:p>
      <text:p text:style-name="P2">Z = [a, b, c] .</text:p>
      <text:p text:style-name="P2">?- second_element(b,Zs), substitute_for_second_element(b,Zs,[a,b,c]).</text:p>
      <text:p text:style-name="P2">Zs = [a, b, c].</text:p>
      <text:p text:style-name="P2">?- second_element(b,Zs), switch(Zs,[a,b,c]).</text:p>
      <text:p text:style-name="P2">Zs = [c, b, a] .</text:p>
      <text:p text:style-name="P4"/>
      <text:p text:style-name="P8">f</text:p>
      <text:p text:style-name="P7">laws:</text:p>
      <text:p text:style-name="P7">Substituting a second element for its own second element results in the same list</text:p>
      <text:p text:style-name="P7">?- substitute_for_second_element(b,[a,b,c],[a,b,c]).</text:p>
      <text:p text:style-name="P7">true.</text:p>
      <text:p text:style-name="P7">Switching a list twice yields the original list</text:p>
      <text:p text:style-name="P7">?- switch([a,b,c],[c,b,a]), switch([c,b,a],[a,b,c]).</text:p>
      <text:p text:style-name="P7">true .</text:p>
      <text:p text:style-name="P4">8</text:p>
      <text:p text:style-name="P4">a</text:p>
      <text:p text:style-name="P2">Basis: zero added to any number is zero</text:p>
      <text:p text:style-name="P2">IH: assume the recursive step to be true where the second parameter has length &lt;= n.</text:p>
      <text:p text:style-name="P2">If the second parameter has length n+1 -- that is: add(X,s(Y),s(Z)) -- then our subgoal becomes add(x,Y,Z), which we know to be addition by the IH.</text:p>
      <text:p text:style-name="P4">b</text:p>
      <text:p text:style-name="P2">mul(_,0,0).</text:p>
      <text:p text:style-name="P2">mul(X,1,X).</text:p>
      <text:p text:style-name="P2">mul(A,s(B),C) :- add(D,A,C), mul(A,B,D). </text:p>
      <text:p text:style-name="P4">c</text:p>
      <text:p text:style-name="P2">Basis: 0 multiplied with anything is 0. 1 multiplied with anything is that thing.</text:p>
      <text:p text:style-name="P2">IH: assume the recursive step to be equivalent to mn=r where the second param has length &lt;=n.</text:p>
      <text:p text:style-name="P2">If the second param has length n+1 (mul(A,s(B),C)), then that is true if add(D,A,C) and mul(A,B,D) are true. Since x(y+1) = xy+x (or A(s(B)) = mul(A,B,C), add(C,A)), and by the inductive hypothesis we know that mul(A,B,D) &lt;=&gt; a*b=d, then we know mul(A,s(B),C) &lt;=&gt; A*s(B)=C</text:p>
      <text:p text:style-name="P4"/>
      <text:p text:style-name="P4">10.</text:p>
      <text:p text:style-name="P2">flttn([],[]).</text:p>
      <text:p text:style-name="P2">flttn([X|F], [X|Xs]) :- atomic(X), flttn(F, Xs).</text:p>
      <text:p text:style-name="P2">flttn(F3, [X|Xs]) :- flttn(F1, X), flttn(F2, Xs), append(F1,F2,F3)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ction 2, ch 1 and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22:35:37</meta:creation-date>
    <dc:creator>jb</dc:creator>
    <dc:date>2011-03-26T22:23:29</dc:date>
    <meta:editing-cycles>220</meta:editing-cycles>
    <meta:editing-duration>PT8H58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5" meta:word-count="728" meta:character-count="3326"/>
  </office:meta>
</office:document-meta>
</file>